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3"/>
    <style:style style:name="ce13" style:family="table-cell" style:parent-style-name="Default">
      <style:table-cell-properties fo:background-color="#ddddd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6"/>
        <table:table-column table:style-name="co3" table:number-columns-repeated="4" table:default-cell-style-name="ce1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Población de España</text:p>
          </table:table-cell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Padrón municipal 2016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4139194" calcext:value-type="float">
            <text:p>4.139.194</text:p>
          </table:table-cell>
          <table:table-cell office:value-type="float" office:value="4248913" calcext:value-type="float">
            <text:p>4.248.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647206" calcext:value-type="float">
            <text:p>647.206</text:p>
          </table:table-cell>
          <table:table-cell office:value-type="float" office:value="661357" calcext:value-type="float">
            <text:p>661.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office:value-type="float" office:value="497852" calcext:value-type="float">
            <text:p>497.852</text:p>
          </table:table-cell>
          <table:table-cell office:value-type="float" office:value="544756" calcext:value-type="float">
            <text:p>544.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office:value-type="float" office:value="550682" calcext:value-type="float">
            <text:p>550.682</text:p>
          </table:table-cell>
          <table:table-cell office:value-type="float" office:value="556538" calcext:value-type="float">
            <text:p>556.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42838" calcext:value-type="float">
            <text:p>1.042.838</text:p>
          </table:table-cell>
          <table:table-cell office:value-type="float" office:value="1059086" calcext:value-type="float">
            <text:p>1.059.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282988" calcext:value-type="float">
            <text:p>282.988</text:p>
          </table:table-cell>
          <table:table-cell office:value-type="float" office:value="299218" calcext:value-type="float">
            <text:p>299.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206775" calcext:value-type="float">
            <text:p>1.206.775</text:p>
          </table:table-cell>
          <table:table-cell office:value-type="float" office:value="1240744" calcext:value-type="float">
            <text:p>1.240.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office:value-type="float" office:value="1022722" calcext:value-type="float">
            <text:p>1.022.722</text:p>
          </table:table-cell>
          <table:table-cell office:value-type="float" office:value="1018909" calcext:value-type="float">
            <text:p>1.018.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697368" calcext:value-type="float">
            <text:p>3.697.368</text:p>
          </table:table-cell>
          <table:table-cell office:value-type="float" office:value="3825228" calcext:value-type="float">
            <text:p>3.825.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office:value-type="float" office:value="2448748" calcext:value-type="float">
            <text:p>2.448.748</text:p>
          </table:table-cell>
          <table:table-cell office:value-type="float" office:value="2511220" calcext:value-type="float">
            <text:p>2.511.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39239" calcext:value-type="float">
            <text:p>539.239</text:p>
          </table:table-cell>
          <table:table-cell office:value-type="float" office:value="548539" calcext:value-type="float">
            <text:p>548.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309809" calcext:value-type="float">
            <text:p>1.309.809</text:p>
          </table:table-cell>
          <table:table-cell office:value-type="float" office:value="1408716" calcext:value-type="float">
            <text:p>1.408.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office:value-type="float" office:value="3098631" calcext:value-type="float">
            <text:p>3.098.631</text:p>
          </table:table-cell>
          <table:table-cell office:value-type="float" office:value="3368365" calcext:value-type="float">
            <text:p>3.368.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office:value-type="float" office:value="733555" calcext:value-type="float">
            <text:p>733.555</text:p>
          </table:table-cell>
          <table:table-cell office:value-type="float" office:value="731292" calcext:value-type="float">
            <text:p>731.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office:value-type="float" office:value="317840" calcext:value-type="float">
            <text:p>317.840</text:p>
          </table:table-cell>
          <table:table-cell office:value-type="float" office:value="322807" calcext:value-type="float">
            <text:p>322.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065580" calcext:value-type="float">
            <text:p>1.065.580</text:p>
          </table:table-cell>
          <table:table-cell office:value-type="float" office:value="1123954" calcext:value-type="float">
            <text:p>1.123.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office:value-type="float" office:value="155969" calcext:value-type="float">
            <text:p>155.969</text:p>
          </table:table-cell>
          <table:table-cell office:value-type="float" office:value="159825" calcext:value-type="float">
            <text:p>159.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office:value-type="float" office:value="42846" calcext:value-type="float">
            <text:p>42.846</text:p>
          </table:table-cell>
          <table:table-cell office:value-type="float" office:value="41673" calcext:value-type="float">
            <text:p>41.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office:value-type="float" office:value="43768" calcext:value-type="float">
            <text:p>43.768</text:p>
          </table:table-cell>
          <table:table-cell office:value-type="float" office:value="42258" calcext:value-type="float">
            <text:p>42.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3" table:number-columns-repeated="2"/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3" loext:min-decimal-places="3" number:min-integer-digits="1"/>
      <number:text>%</number:text>
    </number:percentage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20mm" fo:margin-left="20mm" fo:margin-right="2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04:30.8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35:31.453000000</meta:creation-date>
    <dc:date>2017-09-14T09:04:56.268000000</dc:date>
    <meta:editing-duration>PT1H16M34S</meta:editing-duration>
    <meta:editing-cycles>15</meta:editing-cycles>
    <meta:generator>LibreOffice/5.3.4.2$Windows_x86 LibreOffice_project/f82d347ccc0be322489bf7da61d7e4ad13fe2ff3</meta:generator>
    <meta:document-statistic meta:table-count="2" meta:cell-count="66" meta:object-count="0"/>
  </office:meta>
</office:document-meta>
</file>